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Code">
      <style:text-properties officeooo:paragraph-rsid="01776f98"/>
    </style:style>
    <style:style style:name="P171" style:family="paragraph" style:parent-style-name="Heading_20_1">
      <style:text-properties officeooo:rsid="01cfe44c" officeooo:paragraph-rsid="01cfe44c"/>
    </style:style>
    <style:style style:name="P172" style:family="paragraph" style:parent-style-name="Heading_20_1">
      <style:text-properties officeooo:rsid="01c54b7c" officeooo:paragraph-rsid="01c54b7c"/>
    </style:style>
    <style:style style:name="P173" style:family="paragraph" style:parent-style-name="Heading_20_1">
      <style:text-properties officeooo:rsid="01b85821" officeooo:paragraph-rsid="01b85821"/>
    </style:style>
    <style:style style:name="P174" style:family="paragraph" style:parent-style-name="Heading_20_1">
      <style:text-properties officeooo:rsid="01b44072" officeooo:paragraph-rsid="01b44072"/>
    </style:style>
    <style:style style:name="P175" style:family="paragraph" style:parent-style-name="Heading_20_1">
      <style:text-properties officeooo:rsid="01a7009d" officeooo:paragraph-rsid="01a7009d"/>
    </style:style>
    <style:style style:name="P176" style:family="paragraph" style:parent-style-name="Heading_20_1">
      <style:text-properties officeooo:rsid="019d12ac" officeooo:paragraph-rsid="019d12ac"/>
    </style:style>
    <style:style style:name="P177" style:family="paragraph" style:parent-style-name="Heading_20_1">
      <style:text-properties officeooo:rsid="017fa5dc" officeooo:paragraph-rsid="019fb546"/>
    </style:style>
    <style:style style:name="P178" style:family="paragraph" style:parent-style-name="Heading_20_1">
      <style:text-properties officeooo:rsid="015d630f" officeooo:paragraph-rsid="01940c5f"/>
    </style:style>
    <style:style style:name="P179" style:family="paragraph" style:parent-style-name="Heading_20_1">
      <style:text-properties officeooo:rsid="0144afae" officeooo:paragraph-rsid="0144afae"/>
    </style:style>
    <style:style style:name="P180" style:family="paragraph" style:parent-style-name="Heading_20_1">
      <style:text-properties officeooo:rsid="01136f79" officeooo:paragraph-rsid="01136f79"/>
    </style:style>
    <style:style style:name="P181" style:family="paragraph" style:parent-style-name="Heading_20_1">
      <style:text-properties officeooo:rsid="00d82c07" officeooo:paragraph-rsid="00d82c07"/>
    </style:style>
    <style:style style:name="P182" style:family="paragraph" style:parent-style-name="Heading_20_1">
      <style:text-properties officeooo:rsid="00bb188e" officeooo:paragraph-rsid="00bb188e"/>
    </style:style>
    <style:style style:name="P183" style:family="paragraph" style:parent-style-name="Heading_20_1">
      <style:text-properties officeooo:rsid="007429df" officeooo:paragraph-rsid="007429df"/>
    </style:style>
    <style:style style:name="P184" style:family="paragraph" style:parent-style-name="Heading_20_1">
      <style:text-properties officeooo:rsid="0034ffb8" officeooo:paragraph-rsid="0034ffb8"/>
    </style:style>
    <style:style style:name="P185" style:family="paragraph" style:parent-style-name="Heading_20_1">
      <style:text-properties officeooo:rsid="002ddd9f" officeooo:paragraph-rsid="006c48d6"/>
    </style:style>
    <style:style style:name="P186" style:family="paragraph" style:parent-style-name="Heading_20_1">
      <style:text-properties officeooo:rsid="0022a503" officeooo:paragraph-rsid="0022a503"/>
    </style:style>
    <style:style style:name="P187" style:family="paragraph" style:parent-style-name="Heading_20_1">
      <style:text-properties officeooo:rsid="001d247e" officeooo:paragraph-rsid="00277837"/>
    </style:style>
    <style:style style:name="P188" style:family="paragraph" style:parent-style-name="Heading_20_1">
      <style:text-properties officeooo:rsid="01dac2eb" officeooo:paragraph-rsid="01dac2eb"/>
    </style:style>
    <style:style style:name="P189" style:family="paragraph" style:parent-style-name="Text_20_body" style:list-style-name="L1">
      <style:text-properties officeooo:rsid="01267bc1" officeooo:paragraph-rsid="01267bc1"/>
    </style:style>
    <style:style style:name="P190" style:family="paragraph" style:parent-style-name="Text_20_body" style:list-style-name="L2">
      <style:text-properties officeooo:paragraph-rsid="0084ac1f"/>
    </style:style>
    <style:style style:name="P191" style:family="paragraph" style:parent-style-name="Text_20_body" style:list-style-name="L2">
      <style:text-properties officeooo:rsid="008374c9" officeooo:paragraph-rsid="008374c9"/>
    </style:style>
    <style:style style:name="P192" style:family="paragraph" style:parent-style-name="Text_20_body" style:list-style-name="L2">
      <style:text-properties officeooo:rsid="0086622e" officeooo:paragraph-rsid="0086622e"/>
    </style:style>
    <style:style style:name="P193" style:family="paragraph" style:parent-style-name="Text_20_body" style:list-style-name="L2">
      <style:text-properties officeooo:rsid="0086ebbe" officeooo:paragraph-rsid="0086ebbe"/>
    </style:style>
    <style:style style:name="P194" style:family="paragraph" style:parent-style-name="Text_20_body" style:list-style-name="L3">
      <style:text-properties officeooo:rsid="00886cd4" officeooo:paragraph-rsid="00886cd4"/>
    </style:style>
    <style:style style:name="P195" style:family="paragraph" style:parent-style-name="Text_20_body" style:list-style-name="L3">
      <style:text-properties officeooo:rsid="008baa08" officeooo:paragraph-rsid="008baa08"/>
    </style:style>
    <style:style style:name="P196" style:family="paragraph" style:parent-style-name="Text_20_body" style:list-style-name="L3">
      <style:text-properties officeooo:rsid="00981d50" officeooo:paragraph-rsid="00981d50"/>
    </style:style>
    <style:style style:name="P197" style:family="paragraph" style:parent-style-name="Text_20_body" style:list-style-name="L3">
      <style:text-properties officeooo:rsid="009c6041" officeooo:paragraph-rsid="009c6041"/>
    </style:style>
    <style:style style:name="P198" style:family="paragraph" style:parent-style-name="Text_20_body" style:list-style-name="L3">
      <style:text-properties officeooo:rsid="008f5ccb" officeooo:paragraph-rsid="008f5ccb"/>
    </style:style>
    <style:style style:name="P199" style:family="paragraph" style:parent-style-name="Text_20_body" style:list-style-name="L3">
      <style:text-properties officeooo:rsid="009d1f7b" officeooo:paragraph-rsid="009d1f7b"/>
    </style:style>
    <style:style style:name="P200" style:family="paragraph" style:parent-style-name="Text_20_body" style:list-style-name="L4">
      <style:text-properties officeooo:rsid="002ddd9f" officeooo:paragraph-rsid="002ddd9f"/>
    </style:style>
    <style:style style:name="P201" style:family="paragraph" style:parent-style-name="Text_20_body" style:list-style-name="L4">
      <style:text-properties officeooo:rsid="00311d8b" officeooo:paragraph-rsid="00311d8b"/>
    </style:style>
    <style:style style:name="P202" style:family="paragraph" style:parent-style-name="Text_20_body" style:list-style-name="L4">
      <style:text-properties officeooo:rsid="00327102" officeooo:paragraph-rsid="00327102"/>
    </style:style>
    <style:style style:name="P203" style:family="paragraph" style:parent-style-name="Text_20_body">
      <style:text-properties officeooo:rsid="01dac2eb" officeooo:paragraph-rsid="01dac2eb"/>
    </style:style>
    <style:style style:name="P20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08"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0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10"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officeooo:rsid="01c19203"/>
    </style:style>
    <style:style style:name="T227" style:family="text">
      <style:text-properties officeooo:rsid="01c250b7"/>
    </style:style>
    <style:style style:name="T228" style:family="text">
      <style:text-properties fo:font-style="italic" officeooo:rsid="01c3e80e" style:font-style-asian="italic" style:font-style-complex="italic"/>
    </style:style>
    <style:style style:name="T229" style:family="text">
      <style:text-properties fo:font-style="italic" officeooo:rsid="01c250b7" style:font-style-asian="italic" style:font-style-complex="italic"/>
    </style:style>
    <style:style style:name="T230" style:family="text">
      <style:text-properties officeooo:rsid="01c7f131"/>
    </style:style>
    <style:style style:name="T231" style:family="text">
      <style:text-properties officeooo:rsid="01c8ac34"/>
    </style:style>
    <style:style style:name="T232" style:family="text">
      <style:text-properties officeooo:rsid="01cc467b"/>
    </style:style>
    <style:style style:name="T233" style:family="text">
      <style:text-properties officeooo:rsid="01ceaf45"/>
    </style:style>
    <style:style style:name="T234" style:family="text">
      <style:text-properties officeooo:rsid="01cfe44c"/>
    </style:style>
    <style:style style:name="T235" style:family="text">
      <style:text-properties officeooo:rsid="01d4451b"/>
    </style:style>
    <style:style style:name="T236" style:family="text">
      <style:text-properties officeooo:rsid="01d61a4f"/>
    </style:style>
    <style:style style:name="T237" style:family="text">
      <style:text-properties officeooo:rsid="01d8d142"/>
    </style:style>
    <style:style style:name="T238" style:family="text">
      <style:text-properties officeooo:rsid="01da8292"/>
    </style:style>
    <style:style style:name="T239" style:family="text">
      <style:text-properties officeooo:rsid="01dc1c1e"/>
    </style:style>
    <style:style style:name="T24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4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4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88" text:outline-level="1" text:is-list-header="true">Mar 8, 2023</text:h>
      <text:p text:style-name="P203">Translated the State pattern from C# to C++. <text:s/>Includes write-up and diagram image. <text:s/><text:span text:style-name="T239">I would like to add an actual state diagram as well, just to show that off.</text:span></text:p>
      <text:h text:style-name="P171" text:outline-level="1" text:is-list-header="true">Mar 7, 2023</text:h>
      <text:p text:style-name="P162">Translated the Null Object pattern from C# to C++.</text:p>
      <text:p text:style-name="P162">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35">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text:soft-page-break/>So I can get rid of the snippet markers appearing in the method documentation, but I end up with a weird line in the snippet itself and it takes three lines to insert the snippet instead of one. <text:s/><text:span text:style-name="T236">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37">Done.</text:span></text:p>
      <text:p text:style-name="P167">Added Null Object diagram image. <text:s/>Added links to Null Object classes to the write-up.</text:p>
      <text:h text:style-name="P172"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34">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0">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1">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2">in situations where the class data could not be declared "final" (immutable) for various reasons.</text:span></text:p>
      <text:p text:style-name="P161">Note: There is a whole hella lotta stuff about design patterns, for and against, on the Web. <text:s/><text:span text:style-name="T233">Most appears to be in the form of essays while a fair amount is in YouTube videos.</text:span> <text:s/>Keep that in mind as you continue forward with your presentation.</text:p>
      <text:h text:style-name="P173"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ranslated the Mediator pattern from C# to C++. <text:s/><text:span text:style-name="T226">Had to add some helper stuff, such as stricmp() which takes std::string as arguments so I could to a sort on a vector </text:span><text:span text:style-name="T227">(</text:span><text:span text:style-name="T228">it</text:span><text:span text:style-name="T229"> would be good to add wcsicmp() as well for wide character strings</text:span><text:span text:style-name="T227">)</text:span><text:span text:style-name="T226">. <text:s/>Also added argumentinvalid_error exception.</text:span></text:p>
      <text:p text:style-name="P155">Need to update the Mediator write-up and add a diagram image.</text:p>
      <text:h text:style-name="P174"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75" text:outline-level="1" text:is-list-header="true">Mar 3, 2023</text:h>
      <text:p text:style-name="P142">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19">Define a mutex as a class member (or global, if classes aren't used):</text:span></text:p>
      <text:p text:style-name="P126"><text:span text:style-name="T220">#include</text:span><text:span text:style-name="T75"> </text:span><text:span text:style-name="T208">&lt;</text:span><text:span text:style-name="T209">mutex</text:span><text:span text:style-name="T208">&gt;</text:span></text:p>
      <text:p text:style-name="P126"><text:span text:style-name="T76">std::</text:span><text:span text:style-name="T203">mutex</text:span><text:span text:style-name="T76"> _messageHandlersLock;</text:span></text:p>
      <text:p text:style-name="P144"><text:soft-page-break/>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176" text:outline-level="1" text:is-list-header="true">Mar 2, 2023</text:h>
      <text:p text:style-name="P137">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15">(</text:span>element<text:span text:style-name="T215">)</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16">C</text:span>onvert<text:span text:style-name="T216">ed</text:span> the Command pattern from C# to C++. <text:s/><text:span text:style-name="T216">Including write-up and diagram image.</text:span></text:p>
      <text:h text:style-name="P177" text:outline-level="1" text:is-list-header="true">Mar 1, 2023</text:h>
      <text:p text:style-name="P127">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3">return Inventory.ContainsKey(item) </text:span><text:span text:style-name="T194">&amp;&amp;</text:span><text:span text:style-name="T193"> Inventory[item] &gt; 0;</text:span></text:p>
      <text:p text:style-name="P119">}</text:p>
      <text:p text:style-name="P119"/>
      <text:p text:style-name="P123">void AddItemToInventory(string item)</text:p>
      <text:p text:style-name="P123">{</text:p>
      <text:p text:style-name="P124"><text:s text:c="4"/>if (!Inventory.ContainsKey(<text:span text:style-name="T198">i</text:span>tem))</text:p>
      <text:p text:style-name="P124"><text:s text:c="4"/>{</text:p>
      <text:p text:style-name="P124"><text:s text:c="8"/>Inventory.Add(<text:span text:style-name="T198">i</text:span>tem, 1);</text:p>
      <text:p text:style-name="P124"><text:s text:c="4"/>}</text:p>
      <text:p text:style-name="P124"><text:s text:c="4"/>else</text:p>
      <text:p text:style-name="P124"><text:s text:c="4"/>{</text:p>
      <text:p text:style-name="P124"><text:s text:c="8"/>Inventory[<text:span text:style-name="T198">i</text:span>tem]++;</text:p>
      <text:p text:style-name="P124"><text:s text:c="4"/>}</text:p>
      <text:p text:style-name="P123">}</text:p>
      <text:p text:style-name="P123"/>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2"><text:s text:c="12"/>// <text:span text:style-name="T197">The ordered item has no ingredients </text:span><text:span text:style-name="T196">so </text:span><text:span text:style-name="T197">the</text:span></text:p>
      <text:p text:style-name="P122"><text:span text:style-name="T196"><text:s text:c="12"/>// ordered item </text:span><text:span text:style-name="T197">is </text:span><text:span text:style-name="T196">magically added to inventory</text:span></text:p>
      <text:p text:style-name="P121"><text:s text:c="8"/><text:span text:style-name="T195">}</text:span></text:p>
      <text:p text:style-name="P124"><text:s text:c="8"/><text:span text:style-name="T198">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0">ToBePickedUp</text:span>);</text:p>
      <text:p text:style-name="P125"><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6"><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6"><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6"><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6"><text:span text:style-name="T205">shop</text:span><text:span text:style-name="T207">-&gt;</text:span><text:span text:style-name="T206">SetVillage</text:span><text:span text:style-name="T75">(</text:span><text:span text:style-name="T88">this</text:span><text:span text:style-name="T75">);</text:span></text:p>
      <text:p text:style-name="P126"><text:span text:style-name="T205">shop</text:span><text:span text:style-name="T207">-&gt;</text:span><text:span text:style-name="T206">SetIngredientsForItems</text:span><text:span text:style-name="T75">(</text:span><text:span text:style-name="T202">MapOfStrings</text:span><text:span text:style-name="T75">{</text:span></text:p>
      <text:p text:style-name="P126"><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6"><text:s text:c="4"/>});</text:p>
      <text:p text:style-name="P126"><text:span text:style-name="T75">shops.</text:span><text:span text:style-name="T206">push_back</text:span><text:span text:style-name="T75">(</text:span><text:span text:style-name="T205">shop</text:span><text:span text:style-name="T75">); <text:s text:c="2"/></text:span><text:span text:style-name="T137">&lt;===</text:span></text:p>
      <text:p text:style-name="P128">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78"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oft-page-break/><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pan text:style-name="T165">grocery, </text:span>and manufacturing. <text:s/>All the shops would have a few operations in common, such as taking an order and fulfilling an order.</text:p>
      <text:p text:style-name="P110">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66">seldom </text:span>change.</text:p>
      <text:p text:style-name="P113">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4">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text:soft-page-break/>Wait, that won't work. <text:s/>If a shop has no inventory at the start, the items won't be found.</text:p>
      <text:p text:style-name="P118">I need to let this one stew awhile, as I'm getting caught up in the weeds.</text:p>
      <text:h text:style-name="P179" text:outline-level="1" text:is-list-header="true">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8"><text:s text:c="8"/>::GetConsoleMode(hStdIn, &amp;inputMode);</text:p>
      <text:p text:style-name="P108"><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1">_init_console_mode();</text:span><text:span text:style-name="T74"/></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1">There are only two ways I know of to resolve this:</text:p>
      <text:list text:style-name="L1">
        <text:list-item>
          <text:p text:style-name="P189">Make sure the parameters are different so overloading allows both to exist.</text:p>
        </text:list-item>
        <text:list-item>
          <text:p text:style-name="P189">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38">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5"><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6"><text:span text:style-name="T149">To hide the cursor: "\x1b</text:span>[?25l<text:span text:style-name="T149">" </text:span><text:span text:style-name="T150">(lowercase el).</text:span></text:p>
      <text:p text:style-name="P96"><text:span text:style-name="T149">To show the cursor: "\x1b</text:span>[?25h <text:span text:style-name="T149">".</text:span></text:p>
      <text:p text:style-name="P97">Implemented cursor stuff (helpers/cursor.h/cursor.cpp).</text:p>
      <text:p text:style-name="P97">Implemented helpers::readkey() and helpers::checkforkey().</text:p>
      <text:p text:style-name="P97">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80"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0">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81"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5">I also tried the more modern aliasing instead of typedef:</text:p>
      <text:p text:style-name="Code"><text:soft-page-break/>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8">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23">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27">and C#</text:span> Decorator example to use a Decorator base class for all decorators.</text:p>
      <text:h text:style-name="P182"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168">Removed the IFileDirEntry interface from both C++ and C#.</text:p>
      <text:p text:style-name="P169">Translated the Observer pattern from C# to C++. <text:s/><text:span text:style-name="T238">Added diagram image and updated the write-up. <text:s/>Also tweaked some cross references in ObserverSubject_NumberProducer class to the HandlerChain_Class methods about multi-threading locks.</text:span></text:p>
      <text:h text:style-name="P183" text:outline-level="1" text:is-list-header="true">Feb 22, 2023</text:h>
      <text:p text:style-name="P34">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91">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92">The disadvantage of markdown is the page name must be explicitly used and the link text must be explicitly given.</text:p>
            </text:list-item>
            <text:list-item>
              <text:p text:style-name="P19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91">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90">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94">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95">Doxygen does not interpret this <text:span text:style-name="T58">the same way</text:span>. <text:s/>Doxygen ignores the alt text and converts the title into a caption under the image.</text:p>
            </text:list-item>
            <text:list-item>
              <text:p text:style-name="P196">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97">The "image" class centers the image.</text:p>
            </text:list-item>
          </text:list>
        </text:list-item>
        <text:list-item>
          <text:p text:style-name="P198"><text:soft-page-break/>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99">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text:span><text:soft-page-break/><text:span text:style-name="T85">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5"><text:s text:c="4"/></text:span><text:span text:style-name="T88">&lt;/</text:span><text:span text:style-name="T70">p</text:span><text:span text:style-name="T88">&gt;</text:span></text:p>
      <text:p text:style-name="P126"><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8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05" svg:width="2.3004in" svg:height="2.2189in" svg:x="0in" svg:y="0in"><text:p text:style-name="P204"><text:span text:style-name="T24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06" xml:id="id2" draw:id="id2" svg:width="1.1098in" svg:height="1.2713in" svg:x="3.7in" svg:y="0.4264in"><text:p text:style-name="P204"><text:span text:style-name="T240">External</text:span></text:p><text:p text:style-name="P204"><text:span text:style-name="T240">component</text:span></text:p><draw:enhanced-geometry svg:viewBox="0 0 21600 21600" draw:type="rectangle" draw:enhanced-path="M 0 0 L 21600 0 21600 21600 0 21600 0 0 Z N"/></draw:custom-shape><draw:custom-shape draw:name="Shape 11" draw:style-name="gr4" draw:text-style-name="P208" svg:width="0.5543in" svg:height="0.3307in" svg:x="0.3457in" svg:y="0.1634in"><text:p text:style-name="P207"><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08" svg:width="0.5539in" svg:height="0.3307in" svg:x="1.4in" svg:y="0.1437in"><text:p text:style-name="P207"><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10" xml:id="id1" draw:id="id1" svg:width="0.635in" svg:height="0.4335in" svg:x="1.4252in" svg:y="0.8437in"><text:p text:style-name="P209"><text:span text:style-name="T242">Adapter</text:span></text:p><text:p text:style-name="P209"><text:span text:style-name="T2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08" svg:width="0.5543in" svg:height="0.3307in" svg:x="1.3709in" svg:y="1.4882in"><text:p text:style-name="P207"><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08" svg:width="0.5543in" svg:height="0.3307in" svg:x="0.6209in" svg:y="1.7437in"><text:p text:style-name="P207"><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08" svg:width="0.5539in" svg:height="0.3307in" svg:x="0.7in" svg:y="1.3382in"><text:p text:style-name="P207"><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08" svg:width="0.5543in" svg:height="0.3303in" svg:x="0.7957in" svg:y="0.5189in"><text:p text:style-name="P207"><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11"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8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0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0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02"><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0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8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8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8T19:17:16.934000000</dc:date>
    <dc:creator>Stephen P Lepisto</dc:creator>
    <meta:editing-duration>P3DT3H31M13S</meta:editing-duration>
    <meta:editing-cycles>265</meta:editing-cycles>
    <meta:generator>LibreOffice/7.5.0.3$Windows_X86_64 LibreOffice_project/c21113d003cd3efa8c53188764377a8272d9d6de</meta:generator>
    <meta:document-statistic meta:table-count="1" meta:image-count="0" meta:object-count="0" meta:page-count="33" meta:paragraph-count="681" meta:word-count="11005" meta:character-count="85644" meta:non-whitespace-character-count="73063"/>
  </office:meta>
</office:document-meta>
</file>